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6.6cm" svg:height="1.7cm" svg:x="7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7.9cm" svg:height="2.2cm" svg:x="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cm">
          <draw:text-box>
            <text:p>Bath or main room</text:p>
          </draw:text-box>
        </draw:frame>
        <draw:line draw:style-name="gr3" draw:text-style-name="P1" draw:layer="layout" svg:x1="10.4cm" svg:y1="3.7cm" svg:x2="10.5cm" svg:y2="5.3cm">
          <text:p/>
        </draw:line>
        <draw:custom-shape draw:style-name="gr1" draw:text-style-name="P1" draw:layer="layout" svg:width="7.9cm" svg:height="2.2cm" svg:x="1.5cm" svg:y="1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1cm">
          <draw:text-box>
            <text:p>Bath or main room</text:p>
          </draw:text-box>
        </draw:frame>
        <draw:line draw:style-name="gr3" draw:text-style-name="P1" draw:layer="layout" svg:x1="10.4cm" svg:y1="3.701cm" svg:x2="10.5cm" svg:y2="5.301cm">
          <text:p/>
        </draw:line>
        <draw:custom-shape draw:style-name="gr1" draw:text-style-name="P1" xml:id="id4" draw:id="id4" draw:layer="layout" svg:width="7.9cm" svg:height="2.2cm" svg:x="11.9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1cm">
          <draw:text-box>
            <text:p>Bath or main room</text:p>
          </draw:text-box>
        </draw:frame>
        <draw:custom-shape draw:style-name="gr1" draw:text-style-name="P1" xml:id="id5" draw:id="id5" draw:layer="layout" svg:width="6.5cm" svg:height="2.2cm" svg:x="2.3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2cm">
          <draw:text-box>
            <text:p>Bath or main room</text:p>
          </draw:text-box>
        </draw:frame>
        <draw:custom-shape draw:style-name="gr1" draw:text-style-name="P1" draw:layer="layout" svg:width="7.9cm" svg:height="2.2cm" svg:x="1.4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1cm">
          <draw:text-box>
            <text:p>Bath or main room</text:p>
          </draw:text-box>
        </draw:frame>
        <draw:custom-shape draw:style-name="gr1" draw:text-style-name="P1" draw:layer="layout" svg:width="7.9cm" svg:height="2.2cm" svg:x="1.4cm" svg:y="2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2cm">
          <draw:text-box>
            <text:p>Bath or main room</text:p>
          </draw:text-box>
        </draw:frame>
        <draw:frame draw:style-name="gr2" draw:layer="layout" svg:width="7.3cm" svg:height="1.05cm" svg:x="7.9cm" svg:y="5.602cm">
          <draw:text-box>
            <text:p>Bath or main room</text:p>
          </draw:text-box>
        </draw:frame>
        <draw:custom-shape draw:style-name="gr1" draw:text-style-name="P1" xml:id="id1" draw:id="id1" draw:layer="layout" svg:width="7.9cm" svg:height="2.2cm" svg:x="1.4cm" svg:y="10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7.3cm" svg:height="1.05cm" svg:x="7.9cm" svg:y="5.603cm">
          <draw:text-box>
            <text:p>Bath or main room</text:p>
          </draw:text-box>
        </draw:frame>
        <draw:frame draw:style-name="gr4" draw:layer="layout" svg:width="2.4cm" svg:height="1.673cm" svg:x="3.4cm" svg:y="5.6cm">
          <draw:text-box>
            <text:p>Main room</text:p>
          </draw:text-box>
        </draw:frame>
        <draw:frame draw:style-name="gr2" draw:layer="layout" svg:width="7.3cm" svg:height="1.05cm" svg:x="2.3cm" svg:y="10.95cm">
          <draw:text-box>
            <text:p>Light sensor?</text:p>
          </draw:text-box>
        </draw:frame>
        <draw:frame draw:style-name="gr2" draw:layer="layout" svg:width="2.4cm" svg:height="1.05cm" svg:x="9cm" svg:y="2.35cm">
          <draw:text-box>
            <text:p>Ready</text:p>
          </draw:text-box>
        </draw:frame>
        <draw:connector draw:style-name="gr3" draw:text-style-name="P1" draw:layer="layout" draw:line-skew="0.501cm" svg:x1="1.4cm" svg:y1="11.4cm" svg:x2="7.1cm" svg:y2="2.85cm" draw:start-shape="id1" draw:start-glue-point="5" draw:end-shape="id2" draw:end-glue-point="6" svg:d="M1400 11400v-8550h5700" svg:viewBox="0 0 5701 8551">
          <text:p/>
        </draw:connector>
        <draw:frame draw:style-name="gr4" draw:layer="layout" svg:width="3.5cm" svg:height="1.15cm" svg:x="2.2cm" svg:y="1.615cm">
          <draw:text-box>
            <text:p>High</text:p>
          </draw:text-box>
        </draw:frame>
        <draw:line draw:style-name="gr3" draw:text-style-name="P1" draw:layer="layout" svg:x1="5.4cm" svg:y1="12.5cm" svg:x2="5.5cm" svg:y2="14cm">
          <text:p/>
        </draw:line>
        <draw:frame draw:style-name="gr5" draw:layer="layout" svg:width="3.5cm" svg:height="0.962cm" svg:x="5.9cm" svg:y="12.3cm">
          <draw:text-box>
            <text:p>Low</text:p>
          </draw:text-box>
        </draw:frame>
        <draw:frame draw:style-name="gr2" draw:layer="layout" svg:width="2.2cm" svg:height="1.05cm" svg:x="4.7cm" svg:y="14.55cm">
          <draw:text-box>
            <text:p>PIR?</text:p>
          </draw:text-box>
        </draw:frame>
        <draw:line draw:style-name="gr3" draw:text-style-name="P1" draw:layer="layout" svg:x1="1.5cm" svg:y1="15cm" svg:x2="1.5cm" svg:y2="11.2cm">
          <text:p/>
        </draw:line>
        <draw:frame draw:style-name="gr4" draw:layer="layout" svg:width="3.5cm" svg:height="1.15cm" svg:x="1.4cm" svg:y="12.15cm">
          <draw:text-box>
            <text:p>No</text:p>
          </draw:text-box>
        </draw:frame>
        <draw:frame draw:style-name="gr2" draw:layer="layout" svg:width="7.3cm" svg:height="1.05cm" svg:x="3.3cm" svg:y="17.25cm">
          <draw:text-box>
            <text:p>Light open</text:p>
          </draw:text-box>
        </draw:frame>
        <draw:line draw:style-name="gr3" draw:text-style-name="P1" draw:layer="layout" svg:x1="5.4cm" svg:y1="16.1cm" svg:x2="5.4cm" svg:y2="17.2cm">
          <text:p/>
        </draw:line>
        <draw:custom-shape draw:style-name="gr1" draw:text-style-name="P1" draw:layer="layout" svg:width="3.5cm" svg:height="1cm" svg:x="3.493cm" svg:y="1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6cm" svg:height="0.962cm" svg:x="4.2cm" svg:y="18.1cm">
          <draw:text-box>
            <text:p>Delay time</text:p>
          </draw:text-box>
        </draw:frame>
        <draw:frame draw:style-name="gr2" draw:layer="layout" svg:width="2.3cm" svg:height="1.05cm" svg:x="4.3cm" svg:y="23.25cm">
          <draw:text-box>
            <text:p>PIR?</text:p>
          </draw:text-box>
        </draw:frame>
        <draw:line draw:style-name="gr3" draw:text-style-name="P1" draw:layer="layout" svg:x1="5.4cm" svg:y1="21.5cm" svg:x2="5.4cm" svg:y2="22.8cm">
          <text:p/>
        </draw:line>
        <draw:frame draw:style-name="gr4" draw:layer="layout" svg:width="3.5cm" svg:height="1.15cm" svg:x="5.7cm" svg:y="16.25cm">
          <draw:text-box>
            <text:p>Yes</text:p>
          </draw:text-box>
        </draw:frame>
        <draw:frame draw:style-name="gr4" draw:layer="layout" svg:width="3.5cm" svg:height="1.15cm" svg:x="5.9cm" svg:y="19.15cm">
          <draw:text-box>
            <text:p>Last 5Mus</text:p>
          </draw:text-box>
        </draw:frame>
        <draw:custom-shape draw:style-name="gr1" draw:text-style-name="P1" draw:layer="layout" svg:width="3.2cm" svg:height="1.7cm" svg:x="1.3cm" svg:y="2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7cm" svg:x="6.3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2cm" svg:height="1.05cm" svg:x="1.9cm" svg:y="27.2cm">
          <draw:text-box>
            <text:p>open</text:p>
          </draw:text-box>
        </draw:frame>
        <draw:frame draw:style-name="gr6" draw:layer="layout" svg:width="2cm" svg:height="0.962cm" svg:x="6.9cm" svg:y="26.9cm">
          <draw:text-box>
            <text:p>close</text:p>
          </draw:text-box>
        </draw:frame>
        <draw:line draw:style-name="gr3" draw:text-style-name="P1" draw:layer="layout" svg:x1="1.4cm" svg:y1="23.7cm" svg:x2="1.3cm" svg:y2="27.6cm">
          <text:p/>
        </draw:line>
        <draw:frame draw:style-name="gr4" draw:layer="layout" svg:width="3.5cm" svg:height="1.15cm" svg:x="1.4cm" svg:y="24.9cm">
          <draw:text-box>
            <text:p>Yes</text:p>
          </draw:text-box>
        </draw:frame>
        <draw:line draw:style-name="gr3" draw:text-style-name="P1" draw:layer="layout" svg:x1="9.3cm" svg:y1="23.8cm" svg:x2="9.5cm" svg:y2="27.2cm">
          <text:p/>
        </draw:line>
        <draw:frame draw:style-name="gr4" draw:layer="layout" svg:width="3.5cm" svg:height="1.15cm" svg:x="7.9cm" svg:y="24.85cm">
          <draw:text-box>
            <text:p>No</text:p>
          </draw:text-box>
        </draw:frame>
        <draw:custom-shape draw:style-name="gr1" draw:text-style-name="P1" draw:layer="layout" svg:width="7.8cm" svg:height="1.4cm" svg:x="1.5cm" svg:y="2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4cm" svg:y1="19.1cm" svg:x2="5.4cm" svg:y2="20.3cm">
          <text:p/>
        </draw:line>
        <draw:frame draw:style-name="gr6" draw:layer="layout" svg:width="6.4cm" svg:height="0.962cm" svg:x="2.8cm" svg:y="20.238cm">
          <draw:text-box>
            <text:p>Servo turn to detect</text:p>
          </draw:text-box>
        </draw:frame>
        <draw:frame draw:style-name="gr2" draw:layer="layout" svg:width="7.3cm" svg:height="1.05cm" svg:x="14.8cm" svg:y="9.65cm">
          <draw:text-box>
            <text:p>PIR?</text:p>
          </draw:text-box>
        </draw:frame>
        <draw:connector draw:style-name="gr3" draw:text-style-name="P1" draw:layer="layout" svg:x1="14.4cm" svg:y1="6.2cm" svg:x2="15.85cm" svg:y2="8.8cm" draw:start-shape="id3" draw:start-glue-point="7" draw:end-shape="id4" draw:end-glue-point="4" svg:d="M14400 6200h1450v2600" svg:viewBox="0 0 1451 2601">
          <text:p/>
        </draw:connector>
        <draw:connector draw:style-name="gr3" draw:text-style-name="P1" draw:layer="layout" draw:line-skew="-0.602cm" svg:x1="19.8cm" svg:y1="9.9cm" svg:x2="13.7cm" svg:y2="2.85cm" draw:start-shape="id4" draw:start-glue-point="7" draw:end-shape="id2" draw:end-glue-point="10" svg:d="M19800 9900h-100v-7050h-6000" svg:viewBox="0 0 6101 7051">
          <text:p/>
        </draw:connector>
        <draw:frame draw:style-name="gr4" draw:layer="layout" svg:width="2cm" svg:height="1.15cm" svg:x="16.1cm" svg:y="1.727cm">
          <draw:text-box>
            <text:p>No</text:p>
          </draw:text-box>
        </draw:frame>
        <draw:line draw:style-name="gr3" draw:text-style-name="P1" draw:layer="layout" svg:x1="15.8cm" svg:y1="11cm" svg:x2="15.8cm" svg:y2="13.1cm">
          <text:p/>
        </draw:line>
        <draw:frame draw:style-name="gr4" draw:layer="layout" svg:width="3.5cm" svg:height="1.15cm" svg:x="16cm" svg:y="11.2cm">
          <draw:text-box>
            <text:p>Yes</text:p>
          </draw:text-box>
        </draw:frame>
        <draw:frame draw:style-name="gr2" draw:layer="layout" svg:width="2.2cm" svg:height="1.05cm" svg:x="1.901cm" svg:y="27.201cm">
          <draw:text-box>
            <text:p>open</text:p>
          </draw:text-box>
        </draw:frame>
        <draw:custom-shape draw:style-name="gr1" draw:text-style-name="P1" draw:layer="layout" svg:width="5.4cm" svg:height="1.7cm" svg:x="13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2cm" svg:height="1.05cm" svg:x="14.7cm" svg:y="12.9cm">
          <draw:text-box>
            <text:p>open</text:p>
          </draw:text-box>
        </draw:frame>
        <draw:line draw:style-name="gr3" draw:text-style-name="P1" draw:layer="layout" svg:x1="15.9cm" svg:y1="14.7cm" svg:x2="15.9cm" svg:y2="16.9cm">
          <text:p/>
        </draw:line>
        <draw:frame draw:style-name="gr7" draw:text-style-name="P1" draw:layer="layout" svg:width="3.495cm" svg:height="0.963cm" svg:x="14.405cm" svg:y="13.737cm">
          <draw:text-box>
            <text:p text:style-name="P1">Delay time</text:p>
          </draw:text-box>
        </draw:frame>
        <draw:custom-shape draw:style-name="gr1" draw:text-style-name="P1" draw:layer="layout" svg:width="7.9cm" svg:height="2.2cm" svg:x="11.9cm" svg:y="1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2.3cm" svg:height="1.05cm" svg:x="14.8cm" svg:y="17.45cm">
          <draw:text-box>
            <text:p>PIR?</text:p>
          </draw:text-box>
        </draw:frame>
        <draw:custom-shape draw:style-name="gr1" draw:text-style-name="P1" draw:layer="layout" svg:width="3.2cm" svg:height="1.7cm" svg:x="11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1.7cm" svg:x="16.8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2cm" svg:height="1.05cm" svg:x="12.4cm" svg:y="21.4cm">
          <draw:text-box>
            <text:p>open</text:p>
          </draw:text-box>
        </draw:frame>
        <draw:frame draw:style-name="gr6" draw:layer="layout" svg:width="2cm" svg:height="0.962cm" svg:x="17.4cm" svg:y="21.1cm">
          <draw:text-box>
            <text:p>close</text:p>
          </draw:text-box>
        </draw:frame>
        <draw:line draw:style-name="gr3" draw:text-style-name="P1" draw:layer="layout" svg:x1="11.9cm" svg:y1="17.9cm" svg:x2="11.8cm" svg:y2="21.8cm">
          <text:p/>
        </draw:line>
        <draw:frame draw:style-name="gr4" draw:layer="layout" svg:width="3.5cm" svg:height="1.15cm" svg:x="11.9cm" svg:y="19.1cm">
          <draw:text-box>
            <text:p>Yes</text:p>
          </draw:text-box>
        </draw:frame>
        <draw:line draw:style-name="gr3" draw:text-style-name="P1" draw:layer="layout" svg:x1="19.8cm" svg:y1="18cm" svg:x2="20cm" svg:y2="21.4cm">
          <text:p/>
        </draw:line>
        <draw:frame draw:style-name="gr4" draw:layer="layout" svg:width="3.5cm" svg:height="1.15cm" svg:x="18.4cm" svg:y="19.05cm">
          <draw:text-box>
            <text:p>No</text:p>
          </draw:text-box>
        </draw:frame>
        <draw:frame draw:style-name="gr2" draw:layer="layout" svg:width="2.2cm" svg:height="1.05cm" svg:x="12.401cm" svg:y="21.401cm">
          <draw:text-box>
            <text:p>open</text:p>
          </draw:text-box>
        </draw:frame>
        <draw:connector draw:style-name="gr3" draw:text-style-name="P1" draw:layer="layout" svg:x1="6.5cm" svg:y1="6.2cm" svg:x2="5.55cm" svg:y2="7.2cm" draw:start-shape="id3" draw:start-glue-point="5" draw:end-shape="id5" draw:end-glue-point="4" svg:d="M6500 6200h-950v1000" svg:viewBox="0 0 951 1001">
          <text:p/>
        </draw:connector>
        <draw:frame draw:style-name="gr8" draw:layer="layout" svg:width="3.5cm" svg:height="1.673cm" svg:x="3.9cm" svg:y="7.7cm">
          <draw:text-box>
            <text:p>Irf switch Open ?</text:p>
          </draw:text-box>
        </draw:frame>
        <draw:line draw:style-name="gr3" draw:text-style-name="P1" draw:layer="layout" svg:x1="2.2cm" svg:y1="8.4cm" svg:x2="1.4cm" svg:y2="8.4cm">
          <text:p/>
        </draw:line>
        <draw:frame draw:style-name="gr4" draw:layer="layout" svg:width="3.5cm" svg:height="1.15cm" svg:x="1.3cm" svg:y="7.6cm">
          <draw:text-box>
            <text:p>No</text:p>
          </draw:text-box>
        </draw:frame>
        <draw:line draw:style-name="gr3" draw:text-style-name="P1" draw:layer="layout" svg:x1="5.5cm" svg:y1="9.3cm" svg:x2="5.4cm" svg:y2="10.5cm">
          <text:p/>
        </draw:line>
        <draw:frame draw:style-name="gr4" draw:layer="layout" svg:width="3.5cm" svg:height="1.15cm" svg:x="5.8cm" svg:y="9.3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4:12:16.451188779</meta:creation-date>
    <dc:date>2015-11-17T14:44:32.872821662</dc:date>
    <meta:editing-duration>PT1M28S</meta:editing-duration>
    <meta:editing-cycles>1</meta:editing-cycles>
    <meta:document-statistic meta:object-count="75"/>
    <meta:generator>LibreOffice/4.2.8.2$Linux_x86 LibreOffice_project/420m0$Build-2</meta:generator>
  </office:meta>
</office:document-meta>
</file>